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5" style:family="paragraph" style:parent-style-name="Standard">
      <style:paragraph-properties fo:text-align="justify" style:justify-single-word="false"/>
      <style:text-properties style:font-name="FreeSerif" officeooo:rsid="0018b560" officeooo:paragraph-rsid="002f944f"/>
    </style:style>
    <style:style style:name="P6" style:family="paragraph" style:parent-style-name="Standard">
      <style:paragraph-properties fo:text-align="justify" style:justify-single-word="false"/>
      <style:text-properties style:font-name="FreeSerif" officeooo:rsid="0018b560" officeooo:paragraph-rsid="00362b7d"/>
    </style:style>
    <style:style style:name="P7" style:family="paragraph" style:parent-style-name="Standard">
      <style:paragraph-properties fo:text-align="justify" style:justify-single-word="false"/>
      <style:text-properties style:font-name="FreeSerif" officeooo:rsid="0018b560" officeooo:paragraph-rsid="00482823"/>
    </style:style>
    <style:style style:name="P8" style:family="paragraph" style:parent-style-name="Standard">
      <style:paragraph-properties fo:text-align="justify" style:justify-single-word="false"/>
      <style:text-properties style:font-name="FreeSerif" officeooo:paragraph-rsid="003408b1"/>
    </style:style>
    <style:style style:name="P9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482823"/>
    </style:style>
    <style:style style:name="P11" style:family="paragraph" style:parent-style-name="Title" style:master-page-name="Standard">
      <style:paragraph-properties style:page-number="auto"/>
      <style:text-properties officeooo:paragraph-rsid="0018b560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482823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4a064e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482823" officeooo:paragraph-rsid="0049ddd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53f90b" officeooo:paragraph-rsid="0053f90b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29cb70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2a05cf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fo:font-style="italic" fo:font-weight="normal" officeooo:rsid="002a05c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4d0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b7d70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2a05c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8fa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4d0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c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944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ec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10cf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1ccf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26b7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2b7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b7d7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71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e6fd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a3b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6949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ebe8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5cc8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8282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2a05cf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b8fa8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e4d02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2f944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0ec8a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362b7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31ccf4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26b73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b7d70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6949b" style:font-style-asian="normal" style:font-weight-asian="bold" style:font-style-complex="normal" style:font-weight-complex="bold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3408b1" style:font-size-asian="12pt" style:font-size-complex="12pt"/>
    </style:style>
    <style:style style:name="T39" style:family="text">
      <style:text-properties fo:font-size="12pt" officeooo:rsid="00356299" style:font-size-asian="12pt" style:font-size-complex="12pt"/>
    </style:style>
    <style:style style:name="T40" style:family="text">
      <style:text-properties fo:font-size="12pt" fo:font-style="normal" fo:font-weight="bold" officeooo:rsid="00362b7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fo:font-style="normal" fo:font-weight="bold" officeooo:rsid="003408b1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size="12pt" fo:font-style="normal" fo:font-weight="normal" officeooo:rsid="003408b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62b7d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8af92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f9562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414776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italic" fo:font-weight="normal" officeooo:rsid="0038af92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size="12pt" fo:font-style="italic" fo:font-weight="normal" officeooo:rsid="003408b1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FreeSerif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FreeSerif" fo:font-style="normal" fo:font-weight="normal" officeooo:rsid="00482823" style:font-style-asian="normal" style:font-weight-asian="normal" style:font-style-complex="normal" style:font-weight-complex="normal"/>
    </style:style>
    <style:style style:name="T52" style:family="text">
      <style:text-properties style:font-name="FreeSerif" fo:font-style="normal" fo:font-weight="normal" officeooo:rsid="0045cc89" style:font-style-asian="normal" style:font-weight-asian="normal" style:font-style-complex="normal" style:font-weight-complex="normal"/>
    </style:style>
    <style:style style:name="T53" style:family="text">
      <style:text-properties style:font-name="FreeSerif" fo:font-style="normal" fo:font-weight="normal" officeooo:rsid="00310cf7" style:font-style-asian="normal" style:font-weight-asian="normal" style:font-style-complex="normal" style:font-weight-complex="normal"/>
    </style:style>
    <style:style style:name="T54" style:family="text">
      <style:text-properties style:font-name="FreeSerif" fo:font-style="normal" fo:font-weight="normal" officeooo:rsid="0046afa5" style:font-style-asian="normal" style:font-weight-asian="normal" style:font-style-complex="normal" style:font-weight-complex="normal"/>
    </style:style>
    <style:style style:name="T55" style:family="text">
      <style:text-properties style:font-name="FreeSerif" fo:font-style="normal" fo:font-weight="normal" officeooo:rsid="0049ddd8" style:font-style-asian="normal" style:font-weight-asian="normal" style:font-style-complex="normal" style:font-weight-complex="normal"/>
    </style:style>
    <style:style style:name="T56" style:family="text">
      <style:text-properties style:font-name="FreeSerif" fo:font-style="normal" fo:font-weight="normal" officeooo:rsid="004a064e" style:font-style-asian="normal" style:font-weight-asian="normal" style:font-style-complex="normal" style:font-weight-complex="normal"/>
    </style:style>
    <style:style style:name="T57" style:family="text">
      <style:text-properties style:font-name="FreeSerif" fo:font-style="normal" fo:font-weight="normal" officeooo:rsid="004b7ce5" style:font-style-asian="normal" style:font-weight-asian="normal" style:font-style-complex="normal" style:font-weight-complex="normal"/>
    </style:style>
    <style:style style:name="T58" style:family="text">
      <style:text-properties style:font-name="FreeSerif" fo:font-style="normal" fo:font-weight="normal" officeooo:rsid="004ebd28" style:font-style-asian="normal" style:font-weight-asian="normal" style:font-style-complex="normal" style:font-weight-complex="normal"/>
    </style:style>
    <style:style style:name="T59" style:family="text">
      <style:text-properties style:font-name="FreeSerif" fo:font-style="normal" fo:font-weight="normal" officeooo:rsid="00544758" style:font-style-asian="normal" style:font-weight-asian="normal" style:font-style-complex="normal" style:font-weight-complex="normal"/>
    </style:style>
    <style:style style:name="T60" style:family="text">
      <style:text-properties style:font-name="FreeSerif" fo:font-style="normal" fo:font-weight="normal" officeooo:rsid="0054a03b" style:font-style-asian="normal" style:font-weight-asian="normal" style:font-style-complex="normal" style:font-weight-complex="normal"/>
    </style:style>
    <style:style style:name="T61" style:family="text">
      <style:text-properties style:font-name="FreeSerif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font-name="FreeSerif" fo:font-style="normal" fo:font-weight="bold" officeooo:rsid="00310cf7" style:font-style-asian="normal" style:font-weight-asian="bold" style:font-style-complex="normal" style:font-weight-complex="bold"/>
    </style:style>
    <style:style style:name="T63" style:family="text">
      <style:text-properties style:font-name="FreeSerif" fo:font-style="normal" fo:font-weight="bold" officeooo:rsid="0045cc89" style:font-style-asian="normal" style:font-weight-asian="bold" style:font-style-complex="normal" style:font-weight-complex="bold"/>
    </style:style>
    <style:style style:name="T64" style:family="text">
      <style:text-properties style:font-name="FreeSerif" fo:font-style="normal" fo:font-weight="bold" officeooo:rsid="00482823" style:font-style-asian="normal" style:font-weight-asian="bold" style:font-style-complex="normal" style:font-weight-complex="bold"/>
    </style:style>
    <style:style style:name="T65" style:family="text">
      <style:text-properties style:font-name="FreeSerif" fo:font-style="normal" fo:font-weight="bold" officeooo:rsid="004a064e" style:font-style-asian="normal" style:font-weight-asian="bold" style:font-style-complex="normal" style:font-weight-complex="bold"/>
    </style:style>
    <style:style style:name="T66" style:family="text">
      <style:text-properties style:font-name="FreeSerif" fo:font-style="normal" fo:font-weight="bold" officeooo:rsid="004b7ce5" style:font-style-asian="normal" style:font-weight-asian="bold" style:font-style-complex="normal" style:font-weight-complex="bold"/>
    </style:style>
    <style:style style:name="T67" style:family="text">
      <style:text-properties style:font-name="FreeSerif" fo:font-style="normal" fo:font-weight="bold" officeooo:rsid="0049ddd8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Pesquisa</text:span><text:span text:style-name="T1"> — </text:span><text:span text:style-name="T4">Lei Geral de Proteção </text:span><text:span text:style-name="T5">de</text:span><text:span text:style-name="T4"> Dados Pessoais</text:span></text:p>
      <text:p text:style-name="P9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4"><text:tab/><text:span text:style-name="T23">A </text:span><text:span text:style-name="T36">Lei Geral de Proteção de Dados Pessoais</text:span><text:span text:style-name="T23"> (LGPD ou LGPDP), Lei nº 13.709/2018, é a legislação brasileira </text:span><text:span text:style-name="T24">reguladora d</text:span><text:span text:style-name="T23">as atividades de tratamento de dados pessoais e que também altera os artigos 7º e 16 do Marco Civil da Internet </text:span><text:span text:style-name="T9">de 23 de abril de 2014. A partir da mesma, o Brasil tornou-se parte do grupo de países que contam com uma legislação específica para o controle e regulamentação do fluxo e contenção de dados pessoais dos cidadãos em geral.</text:span></text:p>
      <text:p text:style-name="P4"><text:span text:style-name="T9"><text:tab/></text:span><text:span text:style-name="T10">A LGPD baseia-se em legislações já existentes, como o </text:span><text:span text:style-name="T28">Regulamento Geral sobre a Proteção de Dados</text:span><text:span text:style-name="T10"> (GDPR) da União Europeia, vigente desde 25 de maio de 2018 e aplicável a todos os países da União Europeia, e o </text:span><text:span text:style-name="T28">California Consumer Privacy Act of 2018</text:span><text:span text:style-name="T10"> (CCPA), dos Estados Unidos da América, implementado através de uma iniciativa em âmbito estadual, no estado da Califórnia, aprovado desde 28 de junho de 2018, </text:span><text:span text:style-name="T11">que fundamentam-se em direitos universais, como a </text:span><text:span text:style-name="T29">Declaração Universal dos Direitos Humanos</text:span><text:span text:style-name="T11"> (DUDH), visando proteger direitos individuais como <text:s/></text:span><text:span text:style-name="T12">a</text:span><text:span text:style-name="T11"> privacidade, a inviolabilidade da intimidade, a liberdade de expressão, a autodeterminação informativa, de comunicação de opinião, a livre iniciativa, a defesa do consumidor, </text:span><text:span text:style-name="T7">et cetera</text:span><text:span text:style-name="T11">, </text:span><text:span text:style-name="T14">e busca prevenir e remediar eventos como o </text:span><text:span text:style-name="T31">escândalo do Facebook e da Cambridge Analytica</text:span><text:span text:style-name="T14">, que veio à tona em 2018 </text:span><text:span text:style-name="T21">e representou uma grave violação dos dados pessoais para o uso em manipulações da opinião pública para ganho político</text:span><text:span text:style-name="T14">.</text:span></text:p>
      <text:p text:style-name="P5"><text:span text:style-name="T11"><text:tab/></text:span><text:span text:style-name="T13">A lei distingue entre </text:span><text:span text:style-name="T30">dados pessoais</text:span><text:span text:style-name="T13"> e </text:span><text:span text:style-name="T30">dados pessoais sensíveis</text:span><text:span text:style-name="T13">, além de</text:span><text:span text:style-name="T9"> prev</text:span><text:span text:style-name="T13">er</text:span><text:span text:style-name="T9"> </text:span><text:span text:style-name="T19">a atuação de uma</text:span><text:span text:style-name="T35"> autoridade nacional</text:span><text:span text:style-name="T19"> reguladora </text:span><text:span text:style-name="T22">e f</text:span><text:span text:style-name="T19">az</text:span><text:span text:style-name="T22">er</text:span><text:span text:style-name="T27"> </text:span><text:span text:style-name="T9">distinção de três diferentes entes quanto à transmissão e manipulação de dados pessoais: os </text:span><text:span text:style-name="T27">titulares dos dados</text:span><text:span text:style-name="T9">, sendo </text:span><text:span text:style-name="T6">pessoas físicas</text:span><text:span text:style-name="T9"> que emitem dados de natureza pessoal sigilosos ou não, que serão obtidos pelos </text:span><text:span text:style-name="T27">controladores</text:span><text:span text:style-name="T9">, sendo </text:span><text:span text:style-name="T6">entes responsáveis pela obtenção </text:span><text:span text:style-name="T8">e tratamento</text:span><text:span text:style-name="T6"> dos dados</text:span><text:span text:style-name="T9"> pelos </text:span><text:span text:style-name="T27">processadores</text:span><text:span text:style-name="T9">, </text:span><text:span text:style-name="T19">que por sua vez são </text:span><text:span text:style-name="T9">entes subordinados aos controladores que operam, de fato, </text:span><text:span text:style-name="T6">a partir dos dados obtidos de forma a cumprir o que é acordado</text:span><text:span text:style-name="T9"> entre os titulares e os controladores, </text:span><text:span text:style-name="T19">podendo possuir ou não </text:span><text:span text:style-name="T20">outros </text:span><text:span text:style-name="T19">entes subordinados ou subjacentes</text:span><text:span text:style-name="T9">.</text:span></text:p>
      <text:p text:style-name="P7"><text:span text:style-name="T9"><text:tab/></text:span><text:span text:style-name="T15">Os dados coletados devem seguir todas as boas práticas de tecnologia vigentes atualmente, </text:span><text:span text:style-name="T25">como </text:span><text:span text:style-name="T26">por exemplo:</text:span></text:p>
      <text:list xml:id="list3037706565" text:style-name="L1">
        <text:list-item>
          <text:p text:style-name="P12"><text:span text:style-name="T51">O</text:span><text:span text:style-name="T52"> uso d</text:span><text:span text:style-name="T51">e tecnologias presentes n</text:span><text:span text:style-name="T56">a suíte de protocolos</text:span><text:span text:style-name="T52"> </text:span><text:span text:style-name="T63">IPSec</text:span><text:span text:style-name="T52">, </text:span><text:span text:style-name="T51">como o </text:span><text:span text:style-name="T65">transport layer security</text:span><text:span text:style-name="T56"> (</text:span><text:span text:style-name="T51">TLS</text:span><text:span text:style-name="T56">)</text:span><text:span text:style-name="T51">;</text:span><text:span text:style-name="T53"> </text:span></text:p>
        </text:list-item>
        <text:list-item>
          <text:p text:style-name="P13"><text:span text:style-name="T51">A</text:span><text:span text:style-name="T53">rmaze</text:span><text:span text:style-name="T51">namento de dados</text:span><text:span text:style-name="T53"> de maneira segura, utilizando-se de meios como a criptografia—</text:span><text:span text:style-name="T56">embora a mesma não seja citada na Lei</text:span><text:span text:style-name="T53">—</text:span><text:span text:style-name="T56">com algoritmos como o </text:span><text:span text:style-name="T65">RSA</text:span><text:span text:style-name="T56"> e o </text:span><text:span text:style-name="T65">AES</text:span><text:span text:style-name="T53">, </text:span><text:span text:style-name="T51">estratégias de </text:span><text:span text:style-name="T64">backup</text:span><text:span text:style-name="T51"> e </text:span><text:span text:style-name="T64">recuperação de desastres</text:span><text:span text:style-name="T51"> como o armazenamento em mídias diferentes</text:span><text:span text:style-name="T53">, e, preferivelmente, apenas a quantidade de dados necessária—</text:span><text:span text:style-name="T54">nem mais, nem menos</text:span><text:span text:style-name="T53">—para o processamento deve ser coletada</text:span><text:span text:style-name="T51">;</text:span></text:p>
        </text:list-item>
        <text:list-item>
          <text:p text:style-name="P14"><text:span text:style-name="T50">Políticas de autenticação como o </text:span><text:span text:style-name="T61">O</text:span><text:span text:style-name="T66">A</text:span><text:span text:style-name="T61">uth</text:span><text:span text:style-name="T50"> </text:span><text:span text:style-name="T55">e a autenticação de múltiplos fatores (MFA);</text:span></text:p>
        </text:list-item>
        <text:list-item>
          <text:p text:style-name="P14"><text:span text:style-name="T55">Políticas d</text:span><text:span text:style-name="T50">e controle de acesso como o </text:span><text:span text:style-name="T66">role-based access control</text:span><text:span text:style-name="T57"> (</text:span><text:span text:style-name="T50">RBAC</text:span><text:span text:style-name="T57">)</text:span><text:span text:style-name="T50"> </text:span><text:span text:style-name="T55">e </text:span><text:span text:style-name="T58">o </text:span><text:span text:style-name="T67">controle de acesso à rede</text:span><text:span text:style-name="T55"> (NAC), assim como a virtualização de ambientes</text:span><text:span text:style-name="T50">;</text:span></text:p>
        </text:list-item>
        <text:list-item>
          <text:p text:style-name="P15"><text:soft-page-break/><text:span text:style-name="T50">O uso de ferramentas de prevenção contra ameaças, como </text:span><text:span text:style-name="T61">firewalls</text:span><text:span text:style-name="T50">, softwares </text:span><text:span text:style-name="T61">antivírus</text:span><text:span text:style-name="T50">, </text:span><text:span text:style-name="T61">e-mail gateways</text:span><text:span text:style-name="T50"> e </text:span><text:span text:style-name="T61">gerenciadores de eventos de segurança</text:span><text:span text:style-name="T50"> (SIEMs);</text:span></text:p>
        </text:list-item>
        <text:list-item>
          <text:p text:style-name="P15"><text:span text:style-name="T50">Segurança do acesso ao ambiente físico da infraestrutura de TI, </text:span><text:span text:style-name="T59">como servidores e datacenters</text:span><text:span text:style-name="T50">;</text:span></text:p>
        </text:list-item>
        <text:list-item>
          <text:p text:style-name="P15"><text:span text:style-name="T61">Atualizações regulares </text:span><text:span text:style-name="T50">de sistemas </text:span><text:span text:style-name="T59">operacionais, firmwares e softwares</text:span><text:span text:style-name="T50">;</text:span></text:p>
        </text:list-item>
        <text:list-item>
          <text:p text:style-name="P15"><text:span text:style-name="T50">Medidas para a </text:span><text:span text:style-name="T61">conscientização</text:span><text:span text:style-name="T50"> de </text:span><text:span text:style-name="T60">todos os </text:span><text:span text:style-name="T50">colaboradores no que concerne à segurança da informação como </text:span><text:span text:style-name="T61">cursos</text:span><text:span text:style-name="T50"> e </text:span><text:span text:style-name="T61">treinamentos</text:span><text:span text:style-name="T50">.</text:span></text:p>
        </text:list-item>
      </text:list>
      <text:p text:style-name="P10"><text:span text:style-name="T53">O titular deve ser informado de todas essas questões de maneira clara e objetiva, e deve poder</text:span><text:span text:style-name="T62"> </text:span><text:span text:style-name="T53">escolher ou</text:span><text:span text:style-name="T62"> optar por consentir ou não</text:span><text:span text:style-name="T53"> com tal coleta.</text:span></text:p>
      <text:p text:style-name="P6"><text:span text:style-name="T15"><text:tab/></text:span><text:span text:style-name="T18">Do lado da governança, o controlador deve, como boa prática, formular um </text:span><text:span text:style-name="T32">Relatório de <text:s/></text:span><text:span text:style-name="T40">I</text:span><text:span text:style-name="T41">mpacto de </text:span><text:span text:style-name="T40">P</text:span><text:span text:style-name="T41">roteção de </text:span><text:span text:style-name="T40">D</text:span><text:span text:style-name="T41">ados</text:span><text:span text:style-name="T42">, </text:span><text:span text:style-name="T43">documento onde é levantado o processo e os métodos a serem aplicados para a gestão correta dos dados coletados dos titulares. Este documento deve guiar toda a organização, dos processadores aos </text:span><text:span text:style-name="T40">encarregados</text:span><text:span text:style-name="T43"> ou </text:span><text:span text:style-name="T40">data protection officers</text:span><text:span text:style-name="T43"> (DPOs), até os controladores. </text:span><text:span text:style-name="T44">Todavia, não é </text:span><text:span text:style-name="T45">somente</text:span><text:span text:style-name="T44"> o controlador que deve se responsabilizar pela gestão dos dados pessoais, mas também os </text:span><text:span text:style-name="T47">titulares devem ser implicados com suas próprias responsabilidades civis</text:span><text:span text:style-name="T44">, uma vez que a má gestão dos dados pessoais (e.g. confiança de senhas e documentos a terceiros) por parte do próprio titular pode acarretar em nulidades em possíveis litígios, uma vez que o nível de acordo de cada parte deve ser seguido de acordo com o que está previsto em sua responsabilidade.</text:span></text:p>
      <text:p text:style-name="P5"><text:span text:style-name="T15"><text:tab/></text:span><text:span text:style-name="T16">As exceções na aplicação da LGPD são os fins </text:span><text:span text:style-name="T33">jornalísticos</text:span><text:span text:style-name="T16"> (e.g. reportagens) </text:span><text:span text:style-name="T33">artísticos</text:span><text:span text:style-name="T16"> ou </text:span><text:span text:style-name="T33">acadêmicos</text:span><text:span text:style-name="T16"> (e.g. pesquisas)</text:span><text:span text:style-name="T17">, assim como fins exclusivos de </text:span><text:span text:style-name="T34">segurança</text:span><text:span text:style-name="T17"> </text:span><text:span text:style-name="T34">pública</text:span><text:span text:style-name="T17">, </text:span><text:span text:style-name="T34">defesa</text:span><text:span text:style-name="T17"> </text:span><text:span text:style-name="T34">nacional</text:span><text:span text:style-name="T17">, </text:span><text:span text:style-name="T34">segurança</text:span><text:span text:style-name="T17"> </text:span><text:span text:style-name="T34">do</text:span><text:span text:style-name="T17"> </text:span><text:span text:style-name="T34">Estado</text:span><text:span text:style-name="T17">, atividades de </text:span><text:span text:style-name="T34">investigação</text:span><text:span text:style-name="T17"> e </text:span><text:span text:style-name="T34">repressão</text:span><text:span text:style-name="T17"> </text:span><text:span text:style-name="T34">de</text:span><text:span text:style-name="T17"> </text:span><text:span text:style-name="T34">infrações</text:span><text:span text:style-name="T17"> </text:span><text:span text:style-name="T34">penais</text:span><text:span text:style-name="T17"> ou provenientes de fora do território nacional e que </text:span><text:span text:style-name="T34">não</text:span><text:span text:style-name="T17"> </text:span><text:span text:style-name="T34">sejam</text:span><text:span text:style-name="T17"> </text:span><text:span text:style-name="T34">objeto</text:span><text:span text:style-name="T17"> </text:span><text:span text:style-name="T34">de</text:span><text:span text:style-name="T17"> </text:span><text:span text:style-name="T34">comunicação</text:span><text:span text:style-name="T17">, desde que o país proporcione grau de proteção de dados pessoais </text:span><text:span text:style-name="T34">adequado</text:span><text:span text:style-name="T17"> </text:span><text:span text:style-name="T34">ao</text:span><text:span text:style-name="T17"> </text:span><text:span text:style-name="T34">previsto</text:span><text:span text:style-name="T17"> </text:span><text:span text:style-name="T34">na</text:span><text:span text:style-name="T17"> </text:span><text:span text:style-name="T34">Lei</text:span><text:span text:style-name="T17">.</text:span></text:p>
      <text:p text:style-name="P8"><text:span text:style-name="T17"><text:tab/></text:span><text:span text:style-name="T42">Como os dados devem ser obtidos de </text:span><text:span text:style-name="T48">boa fé</text:span><text:span text:style-name="T42">, tratados e protegidos, penalizações no que concerne à proteção dos dados são isentas de dolo ou culpa, uma vez que o controlador tem a </text:span><text:span text:style-name="T41">obrigação</text:span><text:span text:style-name="T42"> de adotar procedimentos que deem transparência do seu </text:span><text:span text:style-name="T48">legítimo interesse</text:span><text:span text:style-name="T42"> e, ainda, a autoridade nacional poderá requisitar ao controlador o </text:span><text:span text:style-name="T43">R</text:span><text:span text:style-name="T42">elatório de </text:span><text:span text:style-name="T43">I</text:span><text:span text:style-name="T42">mpacto de </text:span><text:span text:style-name="T43">P</text:span><text:span text:style-name="T42">roteção de </text:span><text:span text:style-name="T43">D</text:span><text:span text:style-name="T42">ados </text:span><text:span text:style-name="T46">P</text:span><text:span text:style-name="T42">essoais. As penalidades previstas na LGPD podem ser de advertência, onde a autoridade nacional notificará com o prazo para que o controlador responda e demonstre que efetivamente está adotando as práticas corretas ou que fará as devidas correções. </text:span><text:span text:style-name="T37">Ainda, pode ser de </text:span><text:span text:style-name="T49">multa de 2% sobre o faturamento anual da empresa</text:span><text:span text:style-name="T37">, </text:span><text:span text:style-name="T38">não podendo exceder a</text:span><text:span text:style-name="T37"> </text:span><text:span text:style-name="T49">50 milhões de reais</text:span><text:span text:style-name="T37">. É possível a aplicação de </text:span><text:span text:style-name="T49">multa diária num montante de dez mil reais</text:span><text:span text:style-name="T37">, observando-se que o total não </text:span><text:span text:style-name="T39">deve</text:span><text:span text:style-name="T37"> ultrapassar </text:span><text:span text:style-name="T39">os</text:span><text:span text:style-name="T37"> 50 milhões de reais estabelecido</text:span><text:span text:style-name="T39">s</text:span><text:span text:style-name="T37"> no inciso anter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6T18:44:56.424536600</dc:date>
    <meta:editing-duration>PT2H49M16S</meta:editing-duration>
    <meta:editing-cycles>59</meta:editing-cycles>
    <meta:generator>LibreOffice/7.3.6.2$Linux_X86_64 LibreOffice_project/30$Build-2</meta:generator>
    <meta:document-statistic meta:table-count="0" meta:image-count="0" meta:object-count="0" meta:page-count="2" meta:paragraph-count="18" meta:word-count="933" meta:character-count="5815" meta:non-whitespace-character-count="4901"/>
  </office:meta>
</office:document-meta>
</file>